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B5" style:family="table-cell" style:data-style-name="N0"/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padding="0cm" fo:border="none"/>
    </style:style>
    <style:style style:name="P5" style:family="paragraph" style:parent-style-name="Standard">
      <style:paragraph-properties>
        <style:tab-stops>
          <style:tab-stop style:position="15.976cm" style:type="right"/>
        </style:tab-stops>
      </style:paragraph-properties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tracked-changes text:track-changes="false">
        <text:changed-region xml:id="ct115612704" text:id="ct115612704">
          <text:insertion>
            <office:change-info>
              <dc:creator>Luc Saffre</dc:creator>
              <dc:date>2012-05-07T06:43:00</dc:date>
            </office:change-info>
          </text:insertion>
        </text:changed-region>
        <text:changed-region xml:id="ct115445592" text:id="ct115445592">
          <text:insertion>
            <office:change-info>
              <dc:creator>Luc Saffre</dc:creator>
              <dc:date>2012-05-07T06:35:00</dc:date>
            </office:change-info>
          </text:insertion>
        </text:changed-region>
        <text:changed-region xml:id="ct112746832" text:id="ct112746832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5835688" text:id="ct11583568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927936" text:id="ct11592793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928208" text:id="ct115928208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5928312" text:id="ct11592831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928584" text:id="ct11592858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928688" text:id="ct11592868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928960" text:id="ct11592896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929064" text:id="ct11592906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929336" text:id="ct11592933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929440" text:id="ct11592944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929712" text:id="ct11592971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929816" text:id="ct11592981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930088" text:id="ct115930088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5930192" text:id="ct115930192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5930464" text:id="ct11593046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930568" text:id="ct11593056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934168" text:id="ct115934168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5933200" text:id="ct115933200">
          <text:insertion>
            <office:change-info>
              <dc:creator>Luc Saffre</dc:creator>
              <dc:date>2012-05-12T15:32:00</dc:date>
            </office:change-info>
          </text:insertion>
        </text:changed-region>
        <text:changed-region xml:id="ct116037856" text:id="ct116037856">
          <text:insertion>
            <office:change-info>
              <dc:creator>Luc Saffre</dc:creator>
              <dc:date>2012-05-12T15:32:00</dc:date>
            </office:change-info>
          </text:insertion>
        </text:changed-region>
        <text:changed-region xml:id="ct116037960" text:id="ct116037960">
          <text:insertion>
            <office:change-info>
              <dc:creator>Luc Saffre</dc:creator>
              <dc:date>2012-05-12T15:32:00</dc:date>
            </office:change-info>
          </text:insertion>
        </text:changed-region>
        <text:changed-region xml:id="ct116038064" text:id="ct116038064">
          <text:insertion>
            <office:change-info>
              <dc:creator>Luc Saffre</dc:creator>
              <dc:date>2012-05-12T15:32:00</dc:date>
            </office:change-info>
          </text:insertion>
        </text:changed-region>
        <text:changed-region xml:id="ct300906328" text:id="ct300906328">
          <text:insertion>
            <office:change-info>
              <dc:creator>Luc Saffre</dc:creator>
              <dc:date>2012-05-15T18:02:00</dc:date>
            </office:change-info>
          </text:insertion>
        </text:changed-region>
        <text:changed-region xml:id="ct300903608" text:id="ct300903608">
          <text:insertion>
            <office:change-info>
              <dc:creator>Luc Saffre</dc:creator>
              <dc:date>2012-05-15T18:02:00</dc:date>
            </office:change-info>
          </text:insertion>
        </text:changed-region>
        <text:changed-region xml:id="ct300865624" text:id="ct300865624">
          <text:insertion>
            <office:change-info>
              <dc:creator>Luc Saffre</dc:creator>
              <dc:date>2012-05-15T18:02:00</dc:date>
            </office:change-info>
          </text:insertion>
        </text:changed-region>
        <text:changed-region xml:id="ct300903120" text:id="ct300903120">
          <text:insertion>
            <office:change-info>
              <dc:creator>Luc Saffre</dc:creator>
              <dc:date>2012-05-15T18:02:00</dc:date>
            </office:change-info>
          </text:insertion>
        </text:changed-region>
        <text:changed-region xml:id="ct116038168" text:id="ct116038168">
          <text:insertion>
            <office:change-info>
              <dc:creator>Luc Saffre</dc:creator>
              <dc:date>2012-05-12T15:32:00</dc:date>
            </office:change-info>
          </text:insertion>
        </text:changed-region>
        <text:changed-region xml:id="ct116038272" text:id="ct116038272">
          <text:insertion>
            <office:change-info>
              <dc:creator>Luc Saffre</dc:creator>
              <dc:date>2012-05-12T15:32:00</dc:date>
            </office:change-info>
          </text:insertion>
        </text:changed-region>
        <text:changed-region xml:id="ct116038376" text:id="ct116038376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6039592" text:id="ct116039592">
          <text:insertion>
            <office:change-info>
              <dc:creator>Luc Saffre</dc:creator>
              <dc:date>2012-04-13T09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inanzielle Situation / <text:change-start text:change-id="ct115612704"/>self<text:change-end text:change-id="ct115612704"/></text:h>
      <text:h text:style-name="Heading_20_2" text:outline-level="2">Allgemeine Auskünfte</text:h>
      <text:p text:style-name="Text_20_body">Haushalt: <text:change-start text:change-id="ct115445592"/>self.actor1.household.address(', ')<text:change-end text:change-id="ct115445592"/> (<text:change-start text:change-id="ct112746832"/>self.actor1.household.type<text:change-end text:change-id="ct112746832"/>)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change-start text:change-id="ct115835688"/>self.actor2.header<text:change-end text:change-id="ct115835688"/></text:p>
          </table:table-cell>
          <table:table-cell table:style-name="Table1.A1" office:value-type="string">
            <text:p text:style-name="P4"><text:change-start text:change-id="ct115927936"/>self.actor3.header<text:change-end text:change-id="ct115927936"/></text:p>
          </table:table-cell>
        </table:table-row>
        <table:table-row table:style-name="Table1.1">
          <table:table-cell table:style-name="Table1.A1" office:value-type="string">
            <text:p text:style-name="Table_20_Contents">NAME:</text:p>
          </table:table-cell>
          <table:table-cell table:style-name="Table1.A1" office:value-type="string">
            <text:p text:style-name="P4"><text:change-start text:change-id="ct115928208"/>self.actor2.person<text:change-end text:change-id="ct115928208"/></text:p>
          </table:table-cell>
          <table:table-cell table:style-name="Table1.A1" office:value-type="string">
            <text:p text:style-name="P4"><text:change-start text:change-id="ct115928312"/>self.actor3.person<text:change-end text:change-id="ct115928312"/></text:p>
          </table:table-cell>
        </table:table-row>
        <table:table-row table:style-name="Table1.3">
          <table:table-cell table:style-name="Table1.A1" office:value-type="string">
            <text:p text:style-name="P4">Adresse</text:p>
          </table:table-cell>
          <table:table-cell table:style-name="Table1.A1" office:value-type="string">
            <text:p text:style-name="P4"><text:change-start text:change-id="ct115928584"/>self.actor2.partner.address_location(', ')<text:change-end text:change-id="ct115928584"/></text:p>
          </table:table-cell>
          <table:table-cell table:style-name="Table1.A1" office:value-type="string">
            <text:p text:style-name="P4"><text:change-start text:change-id="ct115928688"/>self.actor3.partner.address_location(', ')<text:change-end text:change-id="ct115928688"/></text:p>
          </table:table-cell>
        </table:table-row>
        <table:table-row table:style-name="Table1.1">
          <table:table-cell table:style-name="Table1.A1" office:value-type="string">
            <text:p text:style-name="P4">Telefon</text:p>
          </table:table-cell>
          <table:table-cell table:style-name="Table1.A1" office:value-type="string">
            <text:p text:style-name="P4"><text:change-start text:change-id="ct115928960"/>self.actor2.partner.phone<text:change-end text:change-id="ct115928960"/></text:p>
          </table:table-cell>
          <table:table-cell table:style-name="Table1.A1" office:value-type="string">
            <text:p text:style-name="Table_20_Contents"><text:change-start text:change-id="ct115929064"/>self.actor3.partner.phone<text:change-end text:change-id="ct115929064"/></text:p>
          </table:table-cell>
        </table:table-row>
        <table:table-row table:style-name="Table1.1">
          <table:table-cell table:style-name="Table1.A1" office:value-type="string">
            <text:p text:style-name="P4">e-mail</text:p>
          </table:table-cell>
          <table:table-cell table:style-name="Table1.A1" office:value-type="string">
            <text:p text:style-name="P4"><text:change-start text:change-id="ct115929336"/>self.actor2.partner.email<text:change-end text:change-id="ct115929336"/></text:p>
          </table:table-cell>
          <table:table-cell table:style-name="Table1.A1" office:value-type="string">
            <text:p text:style-name="P4"><text:change-start text:change-id="ct115929440"/>self.actor3.partner.email<text:change-end text:change-id="ct115929440"/></text:p>
          </table:table-cell>
        </table:table-row>
        <table:table-row table:style-name="Table1.1">
          <table:table-cell table:style-name="Table1.A1" office:value-type="string">
            <text:p text:style-name="P4">Geburtsdatum</text:p>
          </table:table-cell>
          <table:table-cell table:style-name="Table1.A1" office:value-type="string">
            <text:p text:style-name="P4"><text:change-start text:change-id="ct115929712"/>dtos(self.actor2.person.birth_date)<text:change-end text:change-id="ct115929712"/></text:p>
          </table:table-cell>
          <table:table-cell table:style-name="Table1.A1" office:value-type="string">
            <text:p text:style-name="Table_20_Contents"><text:change-start text:change-id="ct115929816"/>dtos(self.actor3.person.birth_date)<text:change-end text:change-id="ct115929816"/></text:p>
          </table:table-cell>
        </table:table-row>
        <table:table-row table:style-name="Table1.1">
          <table:table-cell table:style-name="Table1.A1" office:value-type="string">
            <text:p text:style-name="P4">Berufliche Lage</text:p>
          </table:table-cell>
          <table:table-cell table:style-name="Table1.A1" office:value-type="string">
            <text:p text:style-name="P4"><text:change-start text:change-id="ct115930088"/>self.actor2.remark<text:change-end text:change-id="ct115930088"/></text:p>
          </table:table-cell>
          <table:table-cell table:style-name="Table1.A1" office:value-type="string">
            <text:p text:style-name="P4"><text:change-start text:change-id="ct115930192"/>self.actor3.remark<text:change-end text:change-id="ct115930192"/></text:p>
          </table:table-cell>
        </table:table-row>
        <table:table-row table:style-name="Table1.1">
          <table:table-cell table:style-name="Table1.A1" office:value-type="string">
            <text:p text:style-name="P4">Familienstand</text:p>
          </table:table-cell>
          <table:table-cell table:style-name="Table1.A1" office:value-type="string">
            <text:p text:style-name="P4"><text:change-start text:change-id="ct115930464"/>self.actor2.person.civil_state<text:change-end text:change-id="ct115930464"/></text:p>
          </table:table-cell>
          <table:table-cell table:style-name="Table1.A1" office:value-type="string">
            <text:p text:style-name="P4"><text:change-start text:change-id="ct115930568"/>self.actor3.person.civil_state<text:change-end text:change-id="ct115930568"/></text:p>
          </table:table-cell>
        </table:table-row>
        <table:table-row table:style-name="Table1.1">
          <table:table-cell table:style-name="Table1.A1" office:value-type="string">
            <text:p text:style-name="P4">Haushaltszusammensetzung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Kinder (Namen, Geburtsdaten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ERSTGESPRÄCH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Text_20_body"/>
      <text:section text:style-name="Sect1" text:name="Section1">
        <text:h text:style-name="Heading_20_2" text:outline-level="2"><text:change-start text:change-id="ct115934168"/>group<text:change-end text:change-id="ct115934168"/></text:h>
        <text:p text:style-name="Text_20_body">bla<office:annotation><dc:creator>Luc Saffre</dc:creator><dc:date>2012-04-21T22:46:05.23</dc:date><text:p text:style-name="P7"><text:span text:style-name="T2">do section for group in self.account_groups('IEALC')</text:span></text:p></office:annotation> <office:annotation><dc:creator>Luc Saffre</dc:creator><dc:date>2012-04-21T23:35:34.23</dc:date><text:p text:style-name="P7"><text:span text:style-name="T2">do text</text:span></text:p><text:p text:style-name="P7"><text:span text:style-name="T2">from table(ar.spawn('debts.EntriesSummaryByBudget', master_instance=self, account__group=group))</text:span></text:p></office:annotation></text:p>
        <text:p text:style-name="Text_20_body"/>
      </text:section>
      <text:p text:style-name="Standard"/>
      <text:section text:style-name="Sect2" text:name="Section2">
        <text:h text:style-name="Heading_20_2" text:outline-level="2">group<office:annotation><dc:creator>Luc Saffre</dc:creator><dc:date>2012-05-12T01:54:21.23</dc:date><text:p text:style-name="P7"><text:span text:style-name="T2">do section for group in []</text:span></text:p></office:annotation></text:h>
        <text:p text:style-name="Standard"><office:annotation><dc:creator>Luc Saffre</dc:creator><dc:date>2012-04-26T17:03:49.25</dc:date><text:p text:style-name="P7"><text:span text:style-name="T2">do text</text:span></text:p><text:p text:style-name="P7"><text:span text:style-name="T2">from table(ar.spawn('debts.DebtsSummaryByBudget',master_instance=self,account__group=group))</text:span></text:p></office:annotation>bla</text:p>
        <text:p text:style-name="Standard"/>
        <text:p text:style-name="Standard"/>
      </text:section>
      <text:p text:style-name="Standard"/>
      <text:h text:style-name="Heading_20_2" text:outline-level="2">Zusammenfassung</text:h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Standard">Monatliche Einkünfte</text:p>
          </table:table-cell>
          <table:table-cell office:value-type="string">
            <text:p text:style-name="P2"><text:change-start text:change-id="ct115933200"/>mtos(self.msum('amount','I'))<text:change-end text:change-id="ct115933200"/></text:p>
          </table:table-cell>
        </table:table-row>
        <table:table-row>
          <table:table-cell office:value-type="string">
            <text:p text:style-name="Standard">Monatliche Ausgaben</text:p>
          </table:table-cell>
          <table:table-cell office:value-type="string">
            <text:p text:style-name="P2"><text:change-start text:change-id="ct116037856"/>mtos(self.msum('amount','E'))<text:change-end text:change-id="ct116037856"/></text:p>
          </table:table-cell>
        </table:table-row>
        <table:table-row>
          <table:table-cell office:value-type="string">
            <text:p text:style-name="Standard">Monatliche Reserve für jährliche Ausgaben</text:p>
          </table:table-cell>
          <table:table-cell office:value-type="string">
            <text:p text:style-name="P2"><text:change-start text:change-id="ct116037960"/>mtos(self.ysum('amount','E')/12)<text:change-end text:change-id="ct116037960"/></text:p>
          </table:table-cell>
        </table:table-row>
        <table:table-row>
          <table:table-cell office:value-type="string">
            <text:p text:style-name="Standard">Raten der laufenden Kredite</text:p>
          </table:table-cell>
          <table:table-cell office:value-type="string">
            <text:p text:style-name="P2"><text:change-start text:change-id="ct116038064"/>mtos(self.sum('monthly_rate','L'))<text:change-end text:change-id="ct116038064"/></text:p>
          </table:table-cell>
        </table:table-row>
        <table:table-row>
          <table:table-cell office:value-type="string">
            <text:p text:style-name="Standard">Restbetrag für Kredite und Zahlungsrückstände</text:p>
          </table:table-cell>
          <table:table-cell table:style-name="Table2.B5" table:formula="ooow:sum&lt;B1:B4&gt;" office:value-type="float" office:value="0">
            <text:p text:style-name="P2">0</text:p>
          </table:table-cell>
        </table:table-row>
      </table:table>
      <text:p text:style-name="Standard"/>
      <text:p text:style-name="Standard"/>
      <text:p text:style-name="Standard"/>
      <text:p text:style-name="P5">Monatliche Einkünfte<text:tab/><text:change-start text:change-id="ct300906328"/>mtos(self.msum('amount','I'))<text:change-end text:change-id="ct300906328"/></text:p>
      <text:p text:style-name="P5">Monatliche Ausgaben<text:tab/><text:change-start text:change-id="ct300903608"/>mtos(self.msum('amount','E'))<text:change-end text:change-id="ct300903608"/></text:p>
      <text:p text:style-name="P5">Monatliche Reserve für jährliche Ausgaben<text:tab/><text:change-start text:change-id="ct300865624"/>mtos(self.ysum('amount','E')/12)<text:change-end text:change-id="ct300865624"/></text:p>
      <text:p text:style-name="P5">Raten der laufenden Kredite<text:tab/><text:change-start text:change-id="ct300903120"/>mtos(self.sum('monthly_rate','L'))<text:change-end text:change-id="ct300903120"/></text:p>
      <text:p text:style-name="P5">Restbetrag für Kredite und Zahlungsrückstände<text:tab/></text:p>
      <text:p text:style-name="P5"><text:soft-page-break/></text:p>
      <text:p text:style-name="Standard"/>
      <text:p text:style-name="Standard">Jährliche Ausgaben : <text:change-start text:change-id="ct116038168"/>mtos(self.ysum('amount','E'))<text:change-end text:change-id="ct116038168"/></text:p>
      <text:p text:style-name="Standard"/>
      <text:p text:style-name="Standard">Total Kredite / Schulden : <text:change-start text:change-id="ct116038272"/>mtos(self.sum('amount','L'))<text:change-end text:change-id="ct116038272"/></text:p>
      <text:p text:style-name="Standard"/>
      <text:p text:style-name="Standard">Name des Schuldnerberaters: <text:change-start text:change-id="ct116038376"/>self.user<text:change-end text:change-id="ct116038376"/></text:p>
      <text:p text:style-name="Standard">Datum des Ausdrucks: dtosl(self.date)</text:p>
      <text:p text:style-name="Standard"/>
      <text:p text:style-name="Standard"><text:change-start text:change-id="ct116039592"/>self.intro<text:change-end text:change-id="ct116039592"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37" text:date-value="2012-05-15T18:03:35.69">15.05.12</text:date></text:span><text:span text:style-name="T1"> um </text:span><text:span text:style-name="T1"><text:time style:data-style-name="N41" text:time-value="2012-05-15T18:03:35.69">18:02:20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5-15T18:03:35.59</dc:date>
    <dc:creator>Luc Saffre</dc:creator>
    <meta:editing-duration>PT14H19M29S</meta:editing-duration>
    <meta:editing-cycles>60</meta:editing-cycles>
    <meta:generator>LibreOffice/3.4$Win32 LibreOffice_project/340m1$Build-402</meta:generator>
    <meta:document-statistic meta:table-count="2" meta:image-count="0" meta:object-count="0" meta:page-count="2" meta:paragraph-count="56" meta:word-count="119" meta:character-count="1490" meta:non-whitespace-character-count="1427"/>
  </office:meta>
</office:document-meta>
</file>